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5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00"/>
    </style:style>
    <style:style style:name="T7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6.9268in" svg:y="1.872in">
            <draw:object draw:notify-on-update-of-ranges="Sheet1.B4:Sheet1.B13 Sheet1.C4:Sheet1.C13 Sheet1.A4:Sheet1.A13 Sheet1.D4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OutsideMul</text:p>
          </table:table-cell>
          <table:table-cell office:value-type="string" calcext:value-type="string">
            <text:p>BoilerBase</text:p>
          </table:table-cell>
          <table:table-cell office:value-type="string" calcext:value-type="string">
            <text:p>BoilerM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Inside </text:p>
          </table:table-cell>
          <table:table-cell office:value-type="string" calcext:value-type="string">
            <text:p>Boiler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([.L3]+(([.A4]-[.B4])*[.M3])+(([.A4]-[.C4])*[.K3]))"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L3]+(([.A5]-[.B5])*[.M3])+(([.A5]-[.C5])*[.K3]))" office:value-type="float" office:value="41.5" calcext:value-type="float">
            <text:p>41.5</text:p>
          </table:table-cell>
          <table:table-cell table:number-columns-repeated="5"/>
          <table:table-cell table:style-name="ce1" office:value-type="string" calcext:value-type="string" table:number-columns-spanned="10" table:number-rows-spanned="2">
            <text:p>Boiler = (BoilerBase+((Inside-Outside)*BoilerMul) + ((Target-Inside)*OutsideMul))</text:p>
          </table:table-cell>
          <table:covered-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([.L3]+(([.A6]-[.B6])*[.M3])+(([.A6]-[.C6])*[.K3]))" office:value-type="float" office:value="45" calcext:value-type="float">
            <text:p>45</text:p>
          </table:table-cell>
          <table:table-cell table:number-columns-repeated="5"/>
          <table:covered-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([.L3]+(([.A7]-[.B7])*[.M3])+(([.A7]-[.C7])*[.K3]))" office:value-type="float" office:value="48.5" calcext:value-type="float">
            <text:p>48.5</text:p>
          </table:table-cell>
          <table:table-cell table:number-columns-repeated="5"/>
          <table:table-cell office:value-type="string" calcext:value-type="string">
            <text:p>ins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([.L3]+(([.A8]-[.B8])*[.M3])+(([.A8]-[.C8])*[.K3]))" office:value-type="float" office:value="52" calcext:value-type="float">
            <text:p>52</text:p>
          </table:table-cell>
          <table:table-cell table:number-columns-repeated="5"/>
          <table:table-cell office:value-type="string" calcext:value-type="string">
            <text:p><text:span text:style-name="T1">(</text:span><text:span text:style-name="T2">L3</text:span><text:span text:style-name="T1">+((</text:span><text:span text:style-name="T3">A7</text:span><text:span text:style-name="T1">-</text:span><text:span text:style-name="T4">B7</text:span><text:span text:style-name="T1">)*</text:span><text:span text:style-name="T5">M3</text:span><text:span text:style-name="T1">)+((</text:span><text:span text:style-name="T3">A7</text:span><text:span text:style-name="T1">-</text:span><text:span text:style-name="T6">C7</text:span><text:span text:style-name="T1">)*</text:span><text:span text:style-name="T7">K3</text:span><text:span text:style-name="T1">))</text:span>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[.L3]+(([.A9]-[.B9])*[.M3])+(([.A9]-[.C9])*[.K3]))" office:value-type="float" office:value="55.5" calcext:value-type="float">
            <text:p>55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L3]+(([.A10]-[.B10])*[.M3])+(([.A10]-[.C10])*[.K3]))"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([.L3]+(([.A11]-[.B11])*[.M3])+(([.A11]-[.C11])*[.K3]))" office:value-type="float" office:value="62.5" calcext:value-type="float">
            <text:p>62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L3]+(([.A12]-[.B12])*[.M3])+(([.A12]-[.C12])*[.K3]))"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L3]+(([.A13]-[.B13])*[.M3])+(([.A13]-[.C13])*[.K3]))" office:value-type="float" office:value="69.5" calcext:value-type="float">
            <text:p>69.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8:26:09.7623450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1:28:46.361972170</meta:creation-date>
    <dc:date>2023-10-30T18:42:16.453913868</dc:date>
    <meta:editing-duration>PT1H5M39S</meta:editing-duration>
    <meta:editing-cycles>6</meta:editing-cycles>
    <meta:generator>LibreOffice/7.6.2.1$Linux_X86_64 LibreOffice_project/60$Build-1</meta:generator>
    <meta:document-statistic meta:table-count="1" meta:cell-count="5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43cm" svg:y="3.562cm" style:legend-expansion="high" chart:style-name="ch2"/>
        <chart:plot-area chart:style-name="ch3" table:cell-range-address="Sheet1.A4:Sheet1.D13" chart:data-source-has-labels="row" svg:x="0.153cm" svg:y="0.177cm" svg:width="15.332cm" svg:height="9.064cm">
          <chart:coordinate-region svg:x="0.774cm" svg:y="0.35cm" svg:width="14.525cm" svg:height="8.2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" loext:label-string="outside" chart:class="chart:line">
            <chart:data-point chart:repeated="10"/>
          </chart:series>
          <chart:series chart:style-name="ch7" chart:values-cell-range-address="Sheet1.C4:Sheet1.C13" loext:label-string="inside" chart:class="chart:line">
            <chart:data-point chart:repeated="10"/>
          </chart:series>
          <chart:series chart:style-name="ch8" chart:values-cell-range-address="Sheet1.A4:Sheet1.A13" loext:label-string="target" chart:class="chart:line">
            <chart:data-point chart:repeated="10"/>
          </chart:series>
          <chart:series chart:style-name="ch9" chart:values-cell-range-address="Sheet1.D4:Sheet1.D13" loext:label-string="boiler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side</text:p>
              </table:table-cell>
              <table:table-cell office:value-type="string">
                <text:p>inside</text:p>
              </table:table-cell>
              <table:table-cell office:value-type="string">
                <text:p>target</text:p>
              </table:table-cell>
              <table:table-cell office:value-type="string">
                <text:p>boil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.B4:Sheet1.B13</svg:desc>
                </draw:g>
              </table:table-cell>
              <table:table-cell office:value-type="float" office:value="19">
                <text:p>19</text:p>
                <draw:g>
                  <svg:desc>Sheet1.C4:Sheet1.C13</svg:desc>
                </draw:g>
              </table:table-cell>
              <table:table-cell office:value-type="float" office:value="21">
                <text:p>21</text:p>
                <draw:g>
                  <svg:desc>Sheet1.A4:Sheet1.A13</svg:desc>
                </draw:g>
              </table:table-cell>
              <table:table-cell office:value-type="float" office:value="38">
                <text:p>38</text:p>
                <draw:g>
                  <svg:desc>Sheet1.D4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69.5">
                <text:p>6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